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3.657cm"/>
    </style:style>
    <style:style style:name="co6" style:family="table-column">
      <style:table-column-properties fo:break-before="auto" style:column-width="4.3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row table:style-name="ro1">
          <table:table-cell office:value-type="string" calcext:value-type="string" table:number-columns-spanned="7" table:number-rows-spanned="1">
            <text:p>SNN-based steganography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Test Number</text:p>
          </table:table-cell>
          <table:table-cell office:value-type="string" calcext:value-type="string">
            <text:p>Simulation Time (s)</text:p>
          </table:table-cell>
          <table:table-cell office:value-type="string" calcext:value-type="string">
            <text:p>Total Runtime (s)</text:p>
          </table:table-cell>
          <table:table-cell office:value-type="string" calcext:value-type="string">
            <text:p>CPU Usage (%)</text:p>
          </table:table-cell>
          <table:table-cell office:value-type="string" calcext:value-type="string">
            <text:p>Memory Usage (MiB)</text:p>
          </table:table-cell>
          <table:table-cell office:value-type="string" calcext:value-type="string">
            <text:p>Encoding Data Rate (bps)</text:p>
          </table:table-cell>
          <table:table-cell office:value-type="string" calcext:value-type="string">
            <text:p>Decoding Data Rate (bp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26.24" calcext:value-type="float">
            <text:p>26.24</text:p>
          </table:table-cell>
          <table:table-cell office:value-type="float" office:value="1.6" calcext:value-type="float">
            <text:p>1.6</text:p>
          </table:table-cell>
          <table:table-cell office:value-type="float" office:value="405.38" calcext:value-type="float">
            <text:p>405.38</text:p>
          </table:table-cell>
          <table:table-cell office:value-type="float" office:value="2221828.09" calcext:value-type="float">
            <text:p>2221828.09</text:p>
          </table:table-cell>
          <table:table-cell office:value-type="float" office:value="5125915.08" calcext:value-type="float">
            <text:p>5125915.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3" calcext:value-type="float">
            <text:p>1.93</text:p>
          </table:table-cell>
          <table:table-cell office:value-type="float" office:value="27.09" calcext:value-type="float">
            <text:p>27.09</text:p>
          </table:table-cell>
          <table:table-cell office:value-type="float" office:value="0.2" calcext:value-type="float">
            <text:p>0.2</text:p>
          </table:table-cell>
          <table:table-cell office:value-type="float" office:value="405.5" calcext:value-type="float">
            <text:p>405.5</text:p>
          </table:table-cell>
          <table:table-cell office:value-type="float" office:value="2194958.43" calcext:value-type="float">
            <text:p>2194958.43</text:p>
          </table:table-cell>
          <table:table-cell office:value-type="float" office:value="4876955.59" calcext:value-type="float">
            <text:p>4876955.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3" calcext:value-type="float">
            <text:p>1.93</text:p>
          </table:table-cell>
          <table:table-cell office:value-type="float" office:value="28.16" calcext:value-type="float">
            <text:p>28.16</text:p>
          </table:table-cell>
          <table:table-cell office:value-type="float" office:value="1.7" calcext:value-type="float">
            <text:p>1.7</text:p>
          </table:table-cell>
          <table:table-cell office:value-type="float" office:value="405.25" calcext:value-type="float">
            <text:p>405.25</text:p>
          </table:table-cell>
          <table:table-cell office:value-type="float" office:value="2128726.74" calcext:value-type="float">
            <text:p>2128726.74</text:p>
          </table:table-cell>
          <table:table-cell office:value-type="float" office:value="4608127.37" calcext:value-type="float">
            <text:p>4608127.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28.44" calcext:value-type="float">
            <text:p>28.44</text:p>
          </table:table-cell>
          <table:table-cell office:value-type="float" office:value="2.5" calcext:value-type="float">
            <text:p>2.5</text:p>
          </table:table-cell>
          <table:table-cell office:value-type="float" office:value="405.38" calcext:value-type="float">
            <text:p>405.38</text:p>
          </table:table-cell>
          <table:table-cell office:value-type="float" office:value="2232802.11" calcext:value-type="float">
            <text:p>2232802.11</text:p>
          </table:table-cell>
          <table:table-cell office:value-type="float" office:value="5078782.47" calcext:value-type="float">
            <text:p>5078782.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03" calcext:value-type="float">
            <text:p>2.03</text:p>
          </table:table-cell>
          <table:table-cell office:value-type="float" office:value="26.81" calcext:value-type="float">
            <text:p>26.81</text:p>
          </table:table-cell>
          <table:table-cell office:value-type="float" office:value="3.2" calcext:value-type="float">
            <text:p>3.2</text:p>
          </table:table-cell>
          <table:table-cell office:value-type="float" office:value="405.38" calcext:value-type="float">
            <text:p>405.38</text:p>
          </table:table-cell>
          <table:table-cell office:value-type="float" office:value="2219606.75" calcext:value-type="float">
            <text:p>2219606.75</text:p>
          </table:table-cell>
          <table:table-cell office:value-type="float" office:value="5236937.19" calcext:value-type="float">
            <text:p>5236937.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74" calcext:value-type="float">
            <text:p>1.74</text:p>
          </table:table-cell>
          <table:table-cell office:value-type="float" office:value="26.75" calcext:value-type="float">
            <text:p>26.75</text:p>
          </table:table-cell>
          <table:table-cell office:value-type="float" office:value="1" calcext:value-type="float">
            <text:p>1</text:p>
          </table:table-cell>
          <table:table-cell office:value-type="float" office:value="405.5" calcext:value-type="float">
            <text:p>405.5</text:p>
          </table:table-cell>
          <table:table-cell office:value-type="float" office:value="2190775.68" calcext:value-type="float">
            <text:p>2190775.68</text:p>
          </table:table-cell>
          <table:table-cell office:value-type="float" office:value="5122893.25" calcext:value-type="float">
            <text:p>5122893.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71" calcext:value-type="float">
            <text:p>1.71</text:p>
          </table:table-cell>
          <table:table-cell office:value-type="float" office:value="26.33" calcext:value-type="float">
            <text:p>26.33</text:p>
          </table:table-cell>
          <table:table-cell office:value-type="float" office:value="1.1" calcext:value-type="float">
            <text:p>1.1</text:p>
          </table:table-cell>
          <table:table-cell office:value-type="float" office:value="405.38" calcext:value-type="float">
            <text:p>405.38</text:p>
          </table:table-cell>
          <table:table-cell office:value-type="float" office:value="2223965.99" calcext:value-type="float">
            <text:p>2223965.99</text:p>
          </table:table-cell>
          <table:table-cell office:value-type="float" office:value="5180560.79" calcext:value-type="float">
            <text:p>5180560.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73" calcext:value-type="float">
            <text:p>1.73</text:p>
          </table:table-cell>
          <table:table-cell office:value-type="float" office:value="26.51" calcext:value-type="float">
            <text:p>26.51</text:p>
          </table:table-cell>
          <table:table-cell office:value-type="float" office:value="0.4" calcext:value-type="float">
            <text:p>0.4</text:p>
          </table:table-cell>
          <table:table-cell office:value-type="float" office:value="405.38" calcext:value-type="float">
            <text:p>405.38</text:p>
          </table:table-cell>
          <table:table-cell office:value-type="float" office:value="2216700.84" calcext:value-type="float">
            <text:p>2216700.84</text:p>
          </table:table-cell>
          <table:table-cell office:value-type="float" office:value="5098541.98" calcext:value-type="float">
            <text:p>5098541.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.7</text:p>
          </table:table-cell>
          <table:table-cell office:value-type="float" office:value="26.14" calcext:value-type="float">
            <text:p>26.14</text:p>
          </table:table-cell>
          <table:table-cell office:value-type="float" office:value="0.9" calcext:value-type="float">
            <text:p>0.9</text:p>
          </table:table-cell>
          <table:table-cell office:value-type="float" office:value="405.38" calcext:value-type="float">
            <text:p>405.38</text:p>
          </table:table-cell>
          <table:table-cell office:value-type="float" office:value="2187578.88" calcext:value-type="float">
            <text:p>2187578.88</text:p>
          </table:table-cell>
          <table:table-cell office:value-type="float" office:value="5115911.51" calcext:value-type="float">
            <text:p>5115911.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72" calcext:value-type="float">
            <text:p>1.72</text:p>
          </table:table-cell>
          <table:table-cell office:value-type="float" office:value="26.72" calcext:value-type="float">
            <text:p>26.72</text:p>
          </table:table-cell>
          <table:table-cell office:value-type="float" office:value="1.1" calcext:value-type="float">
            <text:p>1.1</text:p>
          </table:table-cell>
          <table:table-cell office:value-type="float" office:value="405.38" calcext:value-type="float">
            <text:p>405.38</text:p>
          </table:table-cell>
          <table:table-cell office:value-type="float" office:value="2197986.75" calcext:value-type="float">
            <text:p>2197986.75</text:p>
          </table:table-cell>
          <table:table-cell office:value-type="float" office:value="5073716.74" calcext:value-type="float">
            <text:p>5073716.74</text:p>
          </table:table-cell>
        </table:table-row>
        <table:table-row table:style-name="ro1">
          <table:table-cell office:value-type="string" calcext:value-type="string">
            <text:p>Average </text:p>
          </table:table-cell>
          <table:table-cell table:formula="of:=AVERAGE([.B3:.B12])" office:value-type="float" office:value="1.804" calcext:value-type="float">
            <text:p>1.804</text:p>
          </table:table-cell>
          <table:table-cell table:formula="of:=AVERAGE([.C3:.C12])" office:value-type="float" office:value="26.919" calcext:value-type="float">
            <text:p>26.919</text:p>
          </table:table-cell>
          <table:table-cell table:formula="of:=AVERAGE([.D3:.D12])" office:value-type="float" office:value="1.37" calcext:value-type="float">
            <text:p>1.37</text:p>
          </table:table-cell>
          <table:table-cell table:formula="of:=AVERAGE([.E3:.E12])" office:value-type="float" office:value="405.391" calcext:value-type="float">
            <text:p>405.391</text:p>
          </table:table-cell>
          <table:table-cell table:formula="of:=AVERAGE([.F3:.F12])" office:value-type="float" office:value="2201493.026" calcext:value-type="float">
            <text:p>2201493.026</text:p>
          </table:table-cell>
          <table:table-cell table:formula="of:=AVERAGE([.G3:.G12])" office:value-type="float" office:value="5051834.197" calcext:value-type="float">
            <text:p>5051834.197</text:p>
          </table:table-cell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office:value-type="string" calcext:value-type="string" table:number-columns-spanned="7" table:number-rows-spanned="1">
            <text:p>SNN-based steganography with noise layer</text:p>
          </table:table-cell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Test Number</text:p>
          </table:table-cell>
          <table:table-cell office:value-type="string" calcext:value-type="string">
            <text:p>Simulation Time (s)</text:p>
          </table:table-cell>
          <table:table-cell office:value-type="string" calcext:value-type="string">
            <text:p>Total Runtime (s)</text:p>
          </table:table-cell>
          <table:table-cell office:value-type="string" calcext:value-type="string">
            <text:p>CPU Usage (%)</text:p>
          </table:table-cell>
          <table:table-cell office:value-type="string" calcext:value-type="string">
            <text:p>Memory Usage (MiB)</text:p>
          </table:table-cell>
          <table:table-cell office:value-type="string" calcext:value-type="string">
            <text:p>Encoding Data Rate (bps)</text:p>
          </table:table-cell>
          <table:table-cell office:value-type="string" calcext:value-type="string">
            <text:p>Decoding Data Rate (bp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float" office:value="72.47" calcext:value-type="float">
            <text:p>72.47</text:p>
          </table:table-cell>
          <table:table-cell office:value-type="float" office:value="0.3" calcext:value-type="float">
            <text:p>0.3</text:p>
          </table:table-cell>
          <table:table-cell office:value-type="float" office:value="528.12" calcext:value-type="float">
            <text:p>528.12</text:p>
          </table:table-cell>
          <table:table-cell office:value-type="float" office:value="2276882.43" calcext:value-type="float">
            <text:p>2276882.43</text:p>
          </table:table-cell>
          <table:table-cell office:value-type="float" office:value="5292743.89" calcext:value-type="float">
            <text:p>5292743.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69" calcext:value-type="float">
            <text:p>5.69</text:p>
          </table:table-cell>
          <table:table-cell office:value-type="float" office:value="72.5" calcext:value-type="float">
            <text:p>72.5</text:p>
          </table:table-cell>
          <table:table-cell office:value-type="float" office:value="1.7" calcext:value-type="float">
            <text:p>1.7</text:p>
          </table:table-cell>
          <table:table-cell office:value-type="float" office:value="527.88" calcext:value-type="float">
            <text:p>527.88</text:p>
          </table:table-cell>
          <table:table-cell office:value-type="float" office:value="2295680.09" calcext:value-type="float">
            <text:p>2295680.09</text:p>
          </table:table-cell>
          <table:table-cell office:value-type="float" office:value="5146560.29" calcext:value-type="float">
            <text:p>5146560.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72" calcext:value-type="float">
            <text:p>5.72</text:p>
          </table:table-cell>
          <table:table-cell office:value-type="float" office:value="72.88" calcext:value-type="float">
            <text:p>72.88</text:p>
          </table:table-cell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float" office:value="2303718.82" calcext:value-type="float">
            <text:p>2303718.82</text:p>
          </table:table-cell>
          <table:table-cell office:value-type="float" office:value="5278673.99" calcext:value-type="float">
            <text:p>5278673.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69" calcext:value-type="float">
            <text:p>5.69</text:p>
          </table:table-cell>
          <table:table-cell office:value-type="float" office:value="72.67" calcext:value-type="float">
            <text:p>72.67</text:p>
          </table:table-cell>
          <table:table-cell office:value-type="float" office:value="1.1" calcext:value-type="float">
            <text:p>1.1</text:p>
          </table:table-cell>
          <table:table-cell office:value-type="float" office:value="528" calcext:value-type="float">
            <text:p>528</text:p>
          </table:table-cell>
          <table:table-cell office:value-type="float" office:value="2302939.43" calcext:value-type="float">
            <text:p>2302939.43</text:p>
          </table:table-cell>
          <table:table-cell office:value-type="float" office:value="5263229" calcext:value-type="float">
            <text:p>52632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73" calcext:value-type="float">
            <text:p>5.73</text:p>
          </table:table-cell>
          <table:table-cell office:value-type="float" office:value="72.68" calcext:value-type="float">
            <text:p>72.68</text:p>
          </table:table-cell>
          <table:table-cell office:value-type="float" office:value="2.3" calcext:value-type="float">
            <text:p>2.3</text:p>
          </table:table-cell>
          <table:table-cell office:value-type="float" office:value="528.12" calcext:value-type="float">
            <text:p>528.12</text:p>
          </table:table-cell>
          <table:table-cell office:value-type="float" office:value="2294988.3" calcext:value-type="float">
            <text:p>2294988.3</text:p>
          </table:table-cell>
          <table:table-cell office:value-type="float" office:value="5253550.61" calcext:value-type="float">
            <text:p>5253550.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79" calcext:value-type="float">
            <text:p>5.79</text:p>
          </table:table-cell>
          <table:table-cell office:value-type="float" office:value="74.07" calcext:value-type="float">
            <text:p>74.07</text:p>
          </table:table-cell>
          <table:table-cell office:value-type="float" office:value="1.6" calcext:value-type="float">
            <text:p>1.6</text:p>
          </table:table-cell>
          <table:table-cell office:value-type="float" office:value="528.12" calcext:value-type="float">
            <text:p>528.12</text:p>
          </table:table-cell>
          <table:table-cell office:value-type="float" office:value="2279553.68" calcext:value-type="float">
            <text:p>2279553.68</text:p>
          </table:table-cell>
          <table:table-cell office:value-type="float" office:value="4864880.63" calcext:value-type="float">
            <text:p>4864880.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72" calcext:value-type="float">
            <text:p>5.72</text:p>
          </table:table-cell>
          <table:table-cell office:value-type="float" office:value="72.97" calcext:value-type="float">
            <text:p>72.97</text:p>
          </table:table-cell>
          <table:table-cell office:value-type="float" office:value="1.7" calcext:value-type="float">
            <text:p>1.7</text:p>
          </table:table-cell>
          <table:table-cell office:value-type="float" office:value="528.25" calcext:value-type="float">
            <text:p>528.25</text:p>
          </table:table-cell>
          <table:table-cell office:value-type="float" office:value="2263029.43" calcext:value-type="float">
            <text:p>2263029.43</text:p>
          </table:table-cell>
          <table:table-cell office:value-type="float" office:value="5222725.38" calcext:value-type="float">
            <text:p>5222725.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79" calcext:value-type="float">
            <text:p>5.79</text:p>
          </table:table-cell>
          <table:table-cell office:value-type="float" office:value="73.49" calcext:value-type="float">
            <text:p>73.49</text:p>
          </table:table-cell>
          <table:table-cell office:value-type="float" office:value="0.8" calcext:value-type="float">
            <text:p>0.8</text:p>
          </table:table-cell>
          <table:table-cell office:value-type="float" office:value="528.25" calcext:value-type="float">
            <text:p>528.25</text:p>
          </table:table-cell>
          <table:table-cell office:value-type="float" office:value="2264200.19" calcext:value-type="float">
            <text:p>2264200.19</text:p>
          </table:table-cell>
          <table:table-cell office:value-type="float" office:value="5201047.05" calcext:value-type="float">
            <text:p>5201047.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73" calcext:value-type="float">
            <text:p>5.73</text:p>
          </table:table-cell>
          <table:table-cell office:value-type="float" office:value="73" calcext:value-type="float">
            <text:p>73</text:p>
          </table:table-cell>
          <table:table-cell office:value-type="float" office:value="1.7" calcext:value-type="float">
            <text:p>1.7</text:p>
          </table:table-cell>
          <table:table-cell office:value-type="float" office:value="528.12" calcext:value-type="float">
            <text:p>528.12</text:p>
          </table:table-cell>
          <table:table-cell office:value-type="float" office:value="2284538.74" calcext:value-type="float">
            <text:p>2284538.74</text:p>
          </table:table-cell>
          <table:table-cell office:value-type="float" office:value="5234012.3" calcext:value-type="float">
            <text:p>5234012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72" calcext:value-type="float">
            <text:p>5.72</text:p>
          </table:table-cell>
          <table:table-cell office:value-type="float" office:value="72.8" calcext:value-type="float">
            <text:p>72.8</text:p>
          </table:table-cell>
          <table:table-cell office:value-type="float" office:value="1.1" calcext:value-type="float">
            <text:p>1.1</text:p>
          </table:table-cell>
          <table:table-cell office:value-type="float" office:value="528.25" calcext:value-type="float">
            <text:p>528.25</text:p>
          </table:table-cell>
          <table:table-cell office:value-type="float" office:value="2324187.44" calcext:value-type="float">
            <text:p>2324187.44</text:p>
          </table:table-cell>
          <table:table-cell office:value-type="float" office:value="5285307.02" calcext:value-type="float">
            <text:p>5285307.02</text:p>
          </table:table-cell>
        </table:table-row>
        <table:table-row table:style-name="ro1">
          <table:table-cell office:value-type="string" calcext:value-type="string">
            <text:p>Average </text:p>
          </table:table-cell>
          <table:table-cell table:formula="of:=AVERAGE([.B18:.B27])" office:value-type="float" office:value="5.746" calcext:value-type="float">
            <text:p>5.746</text:p>
          </table:table-cell>
          <table:table-cell table:formula="of:=AVERAGE([.C18:.C27])" office:value-type="float" office:value="72.953" calcext:value-type="float">
            <text:p>72.953</text:p>
          </table:table-cell>
          <table:table-cell table:formula="of:=AVERAGE([.D18:.D27])" office:value-type="float" office:value="1.33" calcext:value-type="float">
            <text:p>1.33</text:p>
          </table:table-cell>
          <table:table-cell table:formula="of:=AVERAGE([.E18:.E27])" office:value-type="float" office:value="528.111" calcext:value-type="float">
            <text:p>528.111</text:p>
          </table:table-cell>
          <table:table-cell table:formula="of:=AVERAGE([.F18:.F27])" office:value-type="float" office:value="2288971.855" calcext:value-type="float">
            <text:p>2288971.855</text:p>
          </table:table-cell>
          <table:table-cell table:formula="of:=AVERAGE([.G18:.G27])" office:value-type="float" office:value="5204273.016" calcext:value-type="float">
            <text:p>5204273.016</text:p>
          </table:table-cell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office:value-type="string" calcext:value-type="string" table:number-columns-spanned="7" table:number-rows-spanned="1">
            <text:p>SNN-based steganography with noise and lateral inhibition layers</text:p>
          </table:table-cell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Test Number</text:p>
          </table:table-cell>
          <table:table-cell office:value-type="string" calcext:value-type="string">
            <text:p>Simulation Time (s)</text:p>
          </table:table-cell>
          <table:table-cell office:value-type="string" calcext:value-type="string">
            <text:p>Total Runtime (s)</text:p>
          </table:table-cell>
          <table:table-cell office:value-type="string" calcext:value-type="string">
            <text:p>CPU Usage (%)</text:p>
          </table:table-cell>
          <table:table-cell office:value-type="string" calcext:value-type="string">
            <text:p>Memory Usage (MiB)</text:p>
          </table:table-cell>
          <table:table-cell office:value-type="string" calcext:value-type="string">
            <text:p>Encoding Data Rate (bps)</text:p>
          </table:table-cell>
          <table:table-cell office:value-type="string" calcext:value-type="string">
            <text:p>Decoding Data Rate (bp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93" calcext:value-type="float">
            <text:p>6.93</text:p>
          </table:table-cell>
          <table:table-cell office:value-type="float" office:value="48.13" calcext:value-type="float">
            <text:p>48.13</text:p>
          </table:table-cell>
          <table:table-cell office:value-type="float" office:value="0.9" calcext:value-type="float">
            <text:p>0.9</text:p>
          </table:table-cell>
          <table:table-cell office:value-type="float" office:value="670.62" calcext:value-type="float">
            <text:p>670.62</text:p>
          </table:table-cell>
          <table:table-cell office:value-type="float" office:value="2249135.81" calcext:value-type="float">
            <text:p>2249135.81</text:p>
          </table:table-cell>
          <table:table-cell office:value-type="float" office:value="5249618.67" calcext:value-type="float">
            <text:p>5249618.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95" calcext:value-type="float">
            <text:p>6.95</text:p>
          </table:table-cell>
          <table:table-cell office:value-type="float" office:value="48.16" calcext:value-type="float">
            <text:p>48.16</text:p>
          </table:table-cell>
          <table:table-cell office:value-type="float" office:value="0.7" calcext:value-type="float">
            <text:p>0.7</text:p>
          </table:table-cell>
          <table:table-cell office:value-type="float" office:value="670.62" calcext:value-type="float">
            <text:p>670.62</text:p>
          </table:table-cell>
          <table:table-cell office:value-type="float" office:value="2280555.84" calcext:value-type="float">
            <text:p>2280555.84</text:p>
          </table:table-cell>
          <table:table-cell office:value-type="float" office:value="5249099.87" calcext:value-type="float">
            <text:p>5249099.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94" calcext:value-type="float">
            <text:p>6.94</text:p>
          </table:table-cell>
          <table:table-cell office:value-type="float" office:value="47.89" calcext:value-type="float">
            <text:p>47.89</text:p>
          </table:table-cell>
          <table:table-cell office:value-type="float" office:value="2.2" calcext:value-type="float">
            <text:p>2.2</text:p>
          </table:table-cell>
          <table:table-cell office:value-type="float" office:value="670.62" calcext:value-type="float">
            <text:p>670.62</text:p>
          </table:table-cell>
          <table:table-cell office:value-type="float" office:value="2237515.34" calcext:value-type="float">
            <text:p>2237515.34</text:p>
          </table:table-cell>
          <table:table-cell office:value-type="float" office:value="5165050.72" calcext:value-type="float">
            <text:p>5165050.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1" calcext:value-type="float">
            <text:p>7.1</text:p>
          </table:table-cell>
          <table:table-cell office:value-type="float" office:value="49.09" calcext:value-type="float">
            <text:p>49.09</text:p>
          </table:table-cell>
          <table:table-cell office:value-type="float" office:value="1.9" calcext:value-type="float">
            <text:p>1.9</text:p>
          </table:table-cell>
          <table:table-cell office:value-type="float" office:value="670.75" calcext:value-type="float">
            <text:p>670.75</text:p>
          </table:table-cell>
          <table:table-cell office:value-type="float" office:value="2152639.39" calcext:value-type="float">
            <text:p>2152639.39</text:p>
          </table:table-cell>
          <table:table-cell office:value-type="float" office:value="4971494.32" calcext:value-type="float">
            <text:p>4971494.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04" calcext:value-type="float">
            <text:p>7.04</text:p>
          </table:table-cell>
          <table:table-cell office:value-type="float" office:value="48.81" calcext:value-type="float">
            <text:p>48.81</text:p>
          </table:table-cell>
          <table:table-cell office:value-type="float" office:value="0.1" calcext:value-type="float">
            <text:p>0.1</text:p>
          </table:table-cell>
          <table:table-cell office:value-type="float" office:value="670.62" calcext:value-type="float">
            <text:p>670.62</text:p>
          </table:table-cell>
          <table:table-cell office:value-type="float" office:value="2253111.4" calcext:value-type="float">
            <text:p>2253111.4</text:p>
          </table:table-cell>
          <table:table-cell office:value-type="float" office:value="5208466.16" calcext:value-type="float">
            <text:p>5208466.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07" calcext:value-type="float">
            <text:p>7.07</text:p>
          </table:table-cell>
          <table:table-cell office:value-type="float" office:value="48.64" calcext:value-type="float">
            <text:p>48.64</text:p>
          </table:table-cell>
          <table:table-cell office:value-type="float" office:value="0.9" calcext:value-type="float">
            <text:p>0.9</text:p>
          </table:table-cell>
          <table:table-cell office:value-type="float" office:value="670.62" calcext:value-type="float">
            <text:p>670.62</text:p>
          </table:table-cell>
          <table:table-cell office:value-type="float" office:value="2220894.71" calcext:value-type="float">
            <text:p>2220894.71</text:p>
          </table:table-cell>
          <table:table-cell office:value-type="float" office:value="5167125.64" calcext:value-type="float">
            <text:p>5167125.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96" calcext:value-type="float">
            <text:p>6.96</text:p>
          </table:table-cell>
          <table:table-cell office:value-type="float" office:value="48.65" calcext:value-type="float">
            <text:p>48.65</text:p>
          </table:table-cell>
          <table:table-cell office:value-type="float" office:value="1" calcext:value-type="float">
            <text:p>1</text:p>
          </table:table-cell>
          <table:table-cell office:value-type="float" office:value="670.62" calcext:value-type="float">
            <text:p>670.62</text:p>
          </table:table-cell>
          <table:table-cell office:value-type="float" office:value="2217626.95" calcext:value-type="float">
            <text:p>2217626.95</text:p>
          </table:table-cell>
          <table:table-cell office:value-type="float" office:value="5155116.5" calcext:value-type="float">
            <text:p>5155116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94" calcext:value-type="float">
            <text:p>6.94</text:p>
          </table:table-cell>
          <table:table-cell office:value-type="float" office:value="49.01" calcext:value-type="float">
            <text:p>49.01</text:p>
          </table:table-cell>
          <table:table-cell office:value-type="float" office:value="0.7" calcext:value-type="float">
            <text:p>0.7</text:p>
          </table:table-cell>
          <table:table-cell office:value-type="float" office:value="670.75" calcext:value-type="float">
            <text:p>670.75</text:p>
          </table:table-cell>
          <table:table-cell office:value-type="float" office:value="2238941.89" calcext:value-type="float">
            <text:p>2238941.89</text:p>
          </table:table-cell>
          <table:table-cell office:value-type="float" office:value="5088481.84" calcext:value-type="float">
            <text:p>5088481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01" calcext:value-type="float">
            <text:p>7.01</text:p>
          </table:table-cell>
          <table:table-cell office:value-type="float" office:value="48.39" calcext:value-type="float">
            <text:p>48.39</text:p>
          </table:table-cell>
          <table:table-cell office:value-type="float" office:value="0.7" calcext:value-type="float">
            <text:p>0.7</text:p>
          </table:table-cell>
          <table:table-cell office:value-type="float" office:value="670.62" calcext:value-type="float">
            <text:p>670.62</text:p>
          </table:table-cell>
          <table:table-cell office:value-type="float" office:value="2238249.44" calcext:value-type="float">
            <text:p>2238249.44</text:p>
          </table:table-cell>
          <table:table-cell office:value-type="float" office:value="5217044.35" calcext:value-type="float">
            <text:p>5217044.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14" calcext:value-type="float">
            <text:p>7.14</text:p>
          </table:table-cell>
          <table:table-cell office:value-type="float" office:value="48.61" calcext:value-type="float">
            <text:p>48.61</text:p>
          </table:table-cell>
          <table:table-cell office:value-type="float" office:value="1.7" calcext:value-type="float">
            <text:p>1.7</text:p>
          </table:table-cell>
          <table:table-cell office:value-type="float" office:value="670.62" calcext:value-type="float">
            <text:p>670.62</text:p>
          </table:table-cell>
          <table:table-cell office:value-type="float" office:value="2185326.52" calcext:value-type="float">
            <text:p>2185326.52</text:p>
          </table:table-cell>
          <table:table-cell office:value-type="float" office:value="5181626.93" calcext:value-type="float">
            <text:p>5181626.93</text:p>
          </table:table-cell>
        </table:table-row>
        <table:table-row table:style-name="ro1">
          <table:table-cell office:value-type="string" calcext:value-type="string">
            <text:p>Average </text:p>
          </table:table-cell>
          <table:table-cell table:formula="of:=AVERAGE([.B33:.B42])" office:value-type="float" office:value="7.008" calcext:value-type="float">
            <text:p>7.008</text:p>
          </table:table-cell>
          <table:table-cell table:formula="of:=AVERAGE([.C33:.C42])" office:value-type="float" office:value="48.538" calcext:value-type="float">
            <text:p>48.538</text:p>
          </table:table-cell>
          <table:table-cell table:formula="of:=AVERAGE([.D33:.D42])" office:value-type="float" office:value="1.08" calcext:value-type="float">
            <text:p>1.08</text:p>
          </table:table-cell>
          <table:table-cell table:formula="of:=AVERAGE([.E33:.E42])" office:value-type="float" office:value="670.646" calcext:value-type="float">
            <text:p>670.646</text:p>
          </table:table-cell>
          <table:table-cell table:formula="of:=AVERAGE([.F33:.F42])" office:value-type="float" office:value="2227399.729" calcext:value-type="float">
            <text:p>2227399.729</text:p>
          </table:table-cell>
          <table:table-cell table:formula="of:=AVERAGE([.G33:.G42])" office:value-type="float" office:value="5165312.5" calcext:value-type="float">
            <text:p>516531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12:19:05.329129095</meta:creation-date>
    <dc:date>2024-08-27T13:07:48.473378284</dc:date>
    <meta:editing-duration>PT38M11S</meta:editing-duration>
    <meta:editing-cycles>7</meta:editing-cycles>
    <meta:generator>LibreOffice/7.3.7.2$Linux_X86_64 LibreOffice_project/30$Build-2</meta:generator>
    <meta:document-statistic meta:table-count="1" meta:cell-count="255" meta:object-count="0"/>
  </office:meta>
</office:document-meta>
</file>